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2" style:family="table-column">
      <style:table-column-properties fo:break-before="auto" style:column-width="2.143cm"/>
    </style:style>
    <style:style style:name="co8" style:family="table-column">
      <style:table-column-properties fo:break-before="auto" style:column-width="3.201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11" style:family="table-column">
      <style:table-column-properties fo:break-before="auto" style:column-width="1.048cm"/>
    </style:style>
    <style:style style:name="co12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4" style:family="table-column">
      <style:table-column-properties fo:break-before="auto" style:column-width="2.228cm"/>
    </style:style>
    <style:style style:name="co15" style:family="table-column">
      <style:table-column-properties fo:break-before="auto" style:column-width="1.468cm"/>
    </style:style>
    <style:style style:name="co16" style:family="table-column">
      <style:table-column-properties fo:break-before="auto" style:column-width="2.514cm"/>
    </style:style>
    <style:style style:name="co17" style:family="table-column">
      <style:table-column-properties fo:break-before="auto" style:column-width="2.267cm"/>
    </style:style>
    <style:style style:name="co18" style:family="table-column">
      <style:table-column-properties fo:break-before="auto" style:column-width="2.725cm"/>
    </style:style>
    <style:style style:name="co19" style:family="table-column">
      <style:table-column-properties fo:break-before="auto" style:column-width="3.149cm"/>
    </style:style>
    <style:style style:name="co20" style:family="table-column">
      <style:table-column-properties fo:break-before="auto" style:column-width="2.401cm"/>
    </style:style>
    <style:style style:name="co21" style:family="table-column">
      <style:table-column-properties fo:break-before="auto" style:column-width="2.99cm"/>
    </style:style>
    <style:style style:name="co22" style:family="table-column">
      <style:table-column-properties fo:break-before="auto" style:column-width="3.175cm"/>
    </style:style>
    <style:style style:name="co24" style:family="table-column">
      <style:table-column-properties fo:break-before="auto" style:column-width="3.281cm"/>
    </style:style>
    <style:style style:name="co25" style:family="table-column">
      <style:table-column-properties fo:break-before="auto" style:column-width="2.805cm"/>
    </style:style>
    <style:style style:name="co26" style:family="table-column">
      <style:table-column-properties fo:break-before="auto" style:column-width="2.884cm"/>
    </style:style>
    <style:style style:name="co27" style:family="table-column">
      <style:table-column-properties fo:break-before="auto" style:column-width="3.092cm"/>
    </style:style>
    <style:style style:name="co28" style:family="table-column">
      <style:table-column-properties fo:break-before="auto" style:column-width="2.371cm"/>
    </style:style>
    <style:style style:name="co33" style:family="table-column">
      <style:table-column-properties fo:break-before="auto" style:column-width="3.44cm"/>
    </style:style>
    <style:style style:name="co34" style:family="table-column">
      <style:table-column-properties fo:break-before="auto" style:column-width="2.903cm"/>
    </style:style>
    <style:style style:name="co35" style:family="table-column">
      <style:table-column-properties fo:break-before="auto" style:column-width="2.533cm"/>
    </style:style>
    <style:style style:name="co36" style:family="table-column">
      <style:table-column-properties fo:break-before="auto" style:column-width="2.778cm"/>
    </style:style>
    <style:style style:name="co37" style:family="table-column">
      <style:table-column-properties fo:break-before="auto" style:column-width="2.434cm"/>
    </style:style>
    <style:style style:name="co38" style:family="table-column">
      <style:table-column-properties fo:break-before="auto" style:column-width="2.752cm"/>
    </style:style>
    <style:style style:name="co39" style:family="table-column">
      <style:table-column-properties fo:break-before="auto" style:column-width="3.724cm"/>
    </style:style>
    <style:style style:name="co40" style:family="table-column">
      <style:table-column-properties fo:break-before="auto" style:column-width="2.663cm"/>
    </style:style>
    <style:style style:name="ro1" style:family="table-row">
      <style:table-row-properties style:row-height="0.45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3" style:family="table" style:master-page-name="PageStyle_5f_Ben_27_s_20_Team">
      <style:table-properties table:display="true" style:writing-mode="lr-tb"/>
    </style:style>
    <style:style style:name="ta4" style:family="table" style:master-page-name="PageStyle_5f_Matt_27_s_20_Team">
      <style:table-properties table:display="true" style:writing-mode="lr-tb"/>
    </style:style>
    <style:style style:name="ta5" style:family="table" style:master-page-name="PageStyle_5f_Andrew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8" style:family="table" style:master-page-name="PageStyle_5f_Evan_27_s_20_Team">
      <style:table-properties table:display="true" style:writing-mode="lr-tb"/>
    </style:style>
    <style:style style:name="ta9" style:family="table" style:master-page-name="PageStyle_5f_Graham_27_s_20_Team">
      <style:table-properties table:display="true" style:writing-mode="lr-tb"/>
    </style:style>
    <style:style style:name="ta12" style:family="table" style:master-page-name="PageStyle_5f_Sam_27_s_20_Team">
      <style:table-properties table:display="true" style:writing-mode="lr-tb"/>
    </style:style>
    <style:style style:name="ta13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8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1" table:default-cell-style-name="Default"/>
        <table:table-column table:style-name="co2" table:default-cell-style-name="ce1"/>
        <table:table-column table:style-name="co12" table:default-cell-style-name="ce1"/>
        <table:table-column table:style-name="co13" table:default-cell-style-name="ce26"/>
        <table:table-column table:style-name="co14" table:default-cell-style-name="ce26"/>
        <table:table-column table:style-name="co15" table:default-cell-style-name="ce1"/>
        <table:table-column table:style-name="co2" table:number-columns-repeated="2" table:default-cell-style-name="ce1"/>
        <table:table-column table:style-name="co16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table:style-name="ce26" office:value-type="float" office:value="3575000">
            <text:p>3,5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table:style-name="Default"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table:style-name="Default"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3397000">
            <text:p>63,3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9162000">
            <text:p>109,16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4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18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19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table:style-name="ce26" office:value-type="float" office:value="6800000">
            <text:p>6,8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table:style-name="ce26" office:value-type="float" office:value="683000">
            <text:p>68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table:style-name="ce26" office:value-type="float" office:value="894000">
            <text:p>89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table:style-name="Default"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table:style-name="ce26" office:value-type="float" office:value="2225000">
            <text:p>2,225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22">
            <text:p>1822</text:p>
          </table:table-cell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9771000">
            <text:p>69,771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7" office:value-type="string">
            <text:p>N Holden</text:p>
          </table:table-cell>
          <table:table-cell table:style-name="ce28" office:value-type="float" office:value="600000">
            <text:p>600,000.00</text:p>
          </table:table-cell>
          <table:table-cell table:style-name="ce28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03">
            <text:p>1403</text:p>
          </table:table-cell>
          <table:table-cell office:value-type="string">
            <text:p>G</text:p>
          </table:table-cell>
          <table:table-cell office:value-type="string">
            <text:p>E Lack</text:p>
          </table:table-cell>
          <table:table-cell office:value-type="float" office:value="1150000">
            <text:p>1,1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08116500">
            <text:p>108,116,5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5" table:print="false">
        <office:forms form:automatic-focus="false" form:apply-design-mode="false"/>
        <table:table-column table:style-name="co20" table:number-columns-repeated="2" table:default-cell-style-name="ce1"/>
        <table:table-column table:style-name="co21" table:default-cell-style-name="ce1"/>
        <table:table-column table:style-name="co22" table:default-cell-style-name="ce26"/>
        <table:table-column table:style-name="co2" table:number-columns-repeated="3" table:default-cell-style-name="ce1"/>
        <table:table-column table:style-name="co24" table:default-cell-style-name="ce1"/>
        <table:table-column table:style-name="co21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5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5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317">
            <text:p>317</text:p>
          </table:table-cell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196">
            <text:p>196</text:p>
          </table:table-cell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70344000">
            <text:p>70,3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8665000">
            <text:p>108,66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 table:number-columns-repeated="4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6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27" table:default-cell-style-name="ce5"/>
        <table:table-column table:style-name="co28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1331">
            <text:p>133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701">
            <text:p>701</text:p>
          </table:table-cell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399">
            <text:p>399</text:p>
          </table:table-cell>
          <table:table-cell office:value-type="string">
            <text:p>D</text:p>
          </table:table-cell>
          <table:table-cell office:value-type="string">
            <text:p>T Daley</text:p>
          </table:table-cell>
          <table:table-cell office:value-type="float" office:value="3300000">
            <text:p>3,3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5023000">
            <text:p>65,023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3" table:default-cell-style-name="ce1"/>
        <table:table-column table:style-name="co34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645">
            <text:p>1645</text:p>
          </table:table-cell>
          <table:table-cell office:value-type="string">
            <text:p>F</text:p>
          </table:table-cell>
          <table:table-cell office:value-type="string">
            <text:p>C Hageli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table:style-name="Default"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53908000">
            <text:p>53,908,000.00</text:p>
          </table:table-cell>
          <table:table-cell table:number-columns-repeated="249"/>
        </table:table-row>
        <table:table-row table:style-name="ro1">
          <table:table-cell office:value-type="float" office:value="2257">
            <text:p>2257</text:p>
          </table:table-cell>
          <table:table-cell office:value-type="string">
            <text:p>D</text:p>
          </table:table-cell>
          <table:table-cell office:value-type="string">
            <text:p>D Dekeyser</text:p>
          </table:table-cell>
          <table:table-cell office:value-type="float" office:value="2188000">
            <text:p>2,188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89539000">
            <text:p>89,539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9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35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36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65925333">
            <text:p>65,925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4077333">
            <text:p>104,077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37" table:default-cell-style-name="ce1"/>
        <table:table-column table:style-name="co38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6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5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64">
            <text:p>64</text:p>
          </table:table-cell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4333000">
            <text:p>4,333,000.00</text:p>
          </table:table-cell>
          <table:table-cell table:number-columns-repeated="249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2060000">
            <text:p>62,06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7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54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7" office:value-type="string">
            <text:p>N Hanafin</text:p>
          </table:table-cell>
          <table:table-cell office:value-type="float" office:value="1775000">
            <text:p>1,7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88484000">
            <text:p>88,484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3" table:print="false">
        <office:forms form:automatic-focus="false" form:apply-design-mode="false"/>
        <table:table-column table:style-name="co17" table:number-columns-repeated="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column table:style-name="co12" table:default-cell-style-name="Default"/>
        <table:table-column table:style-name="co40" table:default-cell-style-name="Default"/>
        <table:table-column table:style-name="co17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7515000">
            <text:p>77,51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2">2015-10-12</text:date>, <text:time>10:39:4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0-12T10:39:44</dc:date>
    <dc:creator>Ben Miller</dc:creator>
    <meta:editing-duration>P79DT2H1M54S</meta:editing-duration>
    <meta:editing-cycles>215</meta:editing-cycles>
    <meta:document-statistic meta:table-count="11" meta:cell-count="2517" meta:object-count="0"/>
    <meta:user-defined meta:name=""/>
  </office:meta>
</office:document-meta>
</file>